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05CAA86D7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7.303cm" svg:height="6.906cm" draw:z-index="0"><draw:image xlink:href="Pictures/100000000000011400000105CAA86D7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3:05:59</dc:date>
    <dc:creator>artur </dc:creator>
    <meta:editing-duration>P0D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